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3440c" officeooo:paragraph-rsid="0003440c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3440c" officeooo:paragraph-rsid="0003440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3440c" officeooo:paragraph-rsid="0003440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4841d" officeooo:paragraph-rsid="0004841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3989" officeooo:paragraph-rsid="0005398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cfd5" officeooo:paragraph-rsid="0006cfd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6cfd5" officeooo:paragraph-rsid="0006cfd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989a" officeooo:paragraph-rsid="0007989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85515" officeooo:paragraph-rsid="0008551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6cfd5" officeooo:paragraph-rsid="0006cfd5" style:font-size-asian="12.25pt" style:font-weight-asian="bold" style:font-size-complex="14pt" style:font-weight-complex="bold"/>
    </style:style>
    <style:style style:name="T1" style:family="text">
      <style:text-properties officeooo:rsid="0004841d"/>
    </style:style>
    <style:style style:name="T2" style:family="text">
      <style:text-properties officeooo:rsid="00053989"/>
    </style:style>
    <style:style style:name="T3" style:family="text">
      <style:text-properties officeooo:rsid="000855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Услуги психотерапевтов. <text:span text:style-name="T1">Исследование ц</text:span>ен.</text:p>
      <text:p text:style-name="P2"/>
      <text:p text:style-name="P1">День первый.</text:p>
      <text:p text:style-name="P3">Я намерен получить список всех психоаналитиков, которые зарегистрированы в Американской Психоаналитической Ассоциации и Североамериканской Психоаналитической Ассоциации. <text:span text:style-name="T2">Главной целью тут является электронная почта. </text:span>После того, как я загружу эти сведения, у меня два пути.</text:p>
      <text:p text:style-name="P3"/>
      <text:p text:style-name="P3">Первый — спросить их прямо о расценках. Для этого нужно просто объяснить, что проводишь исследование. Возможный недостаток заключается в том, что психоаналитики будут называть другие цены, не те, которые они устанавливают для пациентов.</text:p>
      <text:p text:style-name="P3"/>
      <text:p text:style-name="P3">Отсюда вытекает второй путь: нужно придумать себе сказку и написать, как будто я хочу стать их клиентом. Тогда у них не будет мотивов искажать свои расценки. Наконец, можно придумать еще один любопытный способ, который сам по себе является ответвленным исследованием.</text:p>
      <text:p text:style-name="P3"/>
      <text:p text:style-name="P3">Третий путь заключается в том, чтобы разделить весь список на две группы, случайно их перемешать и одной группе писать под легендой, а другой — прямо и без вуали. </text:p>
      <text:p text:style-name="P3"/>
      <text:p text:style-name="P4">Я решил отбросить нравственные соображения и выбрать третий путь. Он очевиден для меня. Во-первых, легенду все равно придется создавать, когда я буду работать с российскими психотерапевтами и как будто психотерапевтами. Я неизбежно буду прибегать к обману, и лишняя честность тут большой роли не сыграет. Второй довод в том, что подобный обман часто используют, чтобы провести психологический опыт. Испытуемый не должен знать его целей, поэтому его вводят в заблуждение. Другая группа психоаналитиков позволит бить сразу в нескольких направлениях. Такой же подход я буду исповедовать и для других школ психотерапии.</text:p>
      <text:p text:style-name="P4"/>
      <text:p text:style-name="P5">К спискам ассоциаций нужно прибавить психоаналитиков, которые в них не зарегистрированы. Для этого нужно призвать социальные сети. Программа будет считывать списки психоаналитических групп. После нужно будет приспосабливать личные сообщения под определенного человека, прежде всего под город, в котором он живет и работает. В личном сообщение я буду просить дать электронную почту, и задача будет сводиться к той, что описана выше.</text:p>
      <text:p text:style-name="P5"/>
      <text:p text:style-name="P10">День второй</text:p>
      <text:p text:style-name="P6"><text:span text:style-name="T3">Спустя неделю</text:span> я наконец-то взялся за старые дела. Пора указать, какие инструменты я буду использовать для своей задачи. </text:p>
      <text:list xml:id="list1194433074389775941" text:style-name="L1">
        <text:list-item>
          <text:p text:style-name="P7">Язык программирования. Естественно, Python. </text:p>
        </text:list-item>
        <text:list-item>
          <text:p text:style-name="P7">Среда разработки — PyCharm.</text:p>
        </text:list-item>
        <text:list-item>
          <text:p text:style-name="P7">Дополнительные средства. Для того, чтобы выгружать данные из Интернета, я буду использовать Selenium. В качестве системы управления базами данных буду пользоваться PostgresQL. Чтобы облегчить себе работу с базой данных, я буду пользоваться модулем SQLAlchemy.</text:p>
        </text:list-item>
      </text:list>
      <text:p text:style-name="P6">Первая редакция сценария Python заставила почувствовать раздражение. Разработчикам Selenium нужно отрывать конечности, и я надеюсь, что все они погибнут в страшных мучениях от рака прямой кишки. То, что должно работать как часы, не работает. </text:p>
      <text:p text:style-name="P6"/>
      <text:p text:style-name="P8">Сначала я хотел сделать все красиво. Но после часа шаманских плясок я решил сделать так, лишь бы работало. В итоге в час ночи у меня получился рабочий сценарий. Он вбивает <text:soft-page-break/>название штата в форму запроса и получает всех психоаналитиков, которые <text:span text:style-name="T3">выискивают у его жителей половое влечение к матери или отцу</text:span>. <text:span text:style-name="T3">В конце концов я обнаружил, что вбивать каждый отдельный штат в форму было бы необязательно. Можно было оставить ее пустой и получить список всех 3067 психоаналитиков. Я получил на 80 психоаналитиков меньше, выгружая списки по каждому штату. Но во-первых, в этом нужно было убедиться наверняка. А во-вторых, как я мог упустить возможность заморочиться? </text:span></text:p>
      <text:p text:style-name="P8"/>
      <text:p text:style-name="P9">Продолжу завтр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07:15:03.539365196</meta:creation-date>
    <dc:date>2017-05-27T01:37:06.934051873</dc:date>
    <meta:editing-duration>PT13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489" meta:character-count="3417" meta:non-whitespace-character-count="2939"/>
  </office:meta>
</office:document-meta>
</file>